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5.727cm" fo:margin-left="-0.243cm" style:page-number="auto" table:align="left" style:writing-mode="lr-tb"/>
    </style:style>
    <style:style style:name="Tabelle1.A" style:family="table-column">
      <style:table-column-properties style:column-width="4.001cm"/>
    </style:style>
    <style:style style:name="Tabelle1.B" style:family="table-column">
      <style:table-column-properties style:column-width="9.525cm"/>
    </style:style>
    <style:style style:name="Tabelle1.C" style:family="table-column">
      <style:table-column-properties style:column-width="2.201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8c8c8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middle" fo:background-color="#8c8c8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8c8c8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" style:family="table">
      <style:table-properties style:width="15.727cm" fo:margin-left="-0.243cm" table:align="left" style:writing-mode="lr-tb"/>
    </style:style>
    <style:style style:name="Tabelle2.A" style:family="table-column">
      <style:table-column-properties style:column-width="4.089cm"/>
    </style:style>
    <style:style style:name="Tabelle2.B" style:family="table-column">
      <style:table-column-properties style:column-width="9.437cm"/>
    </style:style>
    <style:style style:name="Tabelle2.C" style:family="table-column">
      <style:table-column-properties style:column-width="2.201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5.727cm" fo:margin-left="-0.243cm" table:align="left" style:writing-mode="lr-tb"/>
    </style:style>
    <style:style style:name="Tabelle3.A" style:family="table-column">
      <style:table-column-properties style:column-width="4.089cm"/>
    </style:style>
    <style:style style:name="Tabelle3.B" style:family="table-column">
      <style:table-column-properties style:column-width="9.437cm"/>
    </style:style>
    <style:style style:name="Tabelle3.C" style:family="table-column">
      <style:table-column-properties style:column-width="2.201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style:font-name="Verdana" fo:language="de" fo:country="DE" fo:font-weight="bold" style:font-weight-asian="bold" style:font-name-complex="Verdana"/>
    </style:style>
    <style:style style:name="P3" style:family="paragraph" style:parent-style-name="Standard">
      <style:text-properties style:font-name="Verdana" fo:language="de" fo:country="DE" style:font-name-complex="Verdana"/>
    </style:style>
    <style:style style:name="P4" style:family="paragraph" style:parent-style-name="Standard">
      <style:paragraph-properties style:snap-to-layout-grid="false"/>
      <style:text-properties style:font-name="Verdana" fo:language="de" fo:country="DE" style:font-name-complex="Verdana"/>
    </style:style>
    <style:style style:name="P5" style:family="paragraph" style:parent-style-name="Standard">
      <style:text-properties style:font-name="Verdana" fo:language="de" fo:country="DE" officeooo:rsid="00145293" officeooo:paragraph-rsid="00145293" style:font-name-complex="Verdana"/>
    </style:style>
    <style:style style:name="P6" style:family="paragraph" style:parent-style-name="Standard"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7" style:family="paragraph" style:parent-style-name="Standard">
      <style:paragraph-properties style:snap-to-layout-grid="false"/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fo:language="de" fo:country="DE" fo:font-weight="bold" style:font-size-asian="14pt" style:font-weight-asian="bold" style:font-name-complex="Verdana" style:font-size-complex="14pt"/>
    </style:style>
    <style:style style:name="P9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/>
    </style:style>
    <style:style style:name="P10" style:family="paragraph" style:parent-style-name="Standard">
      <style:text-properties style:use-window-font-color="true" loext:opacity="0%" style:font-name="Verdana" fo:font-size="12pt" fo:language="de" fo:country="DE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P11" style:family="paragraph" style:parent-style-name="Standard">
      <style:text-properties style:use-window-font-color="true" loext:opacity="0%" style:font-name="Verdana" fo:font-size="12pt" fo:language="de" fo:country="DE" style:text-underline-style="solid" style:text-underline-width="auto" style:text-underline-color="font-color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P12" style:family="paragraph" style:parent-style-name="Standard"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13" style:family="paragraph" style:parent-style-name="Standard">
      <style:text-properties style:font-name="Verdana" fo:language="de" fo:country="DE" style:text-underline-style="solid" style:text-underline-width="auto" style:text-underline-color="font-color" officeooo:rsid="0016d929" officeooo:paragraph-rsid="0016d929" style:font-name-complex="Verdana"/>
    </style:style>
    <style:style style:name="P14" style:family="paragraph" style:parent-style-name="Standard">
      <style:text-properties style:font-name="Verdana" fo:language="de" fo:country="DE" style:font-name-complex="Verdana"/>
    </style:style>
    <style:style style:name="P15" style:family="paragraph" style:parent-style-name="Standard">
      <style:text-properties style:font-name="Verdana" fo:language="de" fo:country="DE" officeooo:rsid="00145293" officeooo:paragraph-rsid="00145293" style:font-name-complex="Verdana"/>
    </style:style>
    <style:style style:name="P16" style:family="paragraph" style:parent-style-name="Standard">
      <style:text-properties style:font-name="Verdana" fo:language="de" fo:country="DE" officeooo:rsid="0016d929" officeooo:paragraph-rsid="0016d929" style:font-name-complex="Verdana"/>
    </style:style>
    <style:style style:name="T1" style:family="text">
      <style:text-properties style:font-name="Verdana" fo:language="de" fo:country="DE" style:font-name-complex="Verdana"/>
    </style:style>
    <style:style style:name="T2" style:family="text">
      <style:text-properties style:use-window-font-color="true" loext:opacity="0%" style:font-name="Verdana" fo:font-size="12pt" fo:language="de" fo:country="DE" officeooo:rsid="0016d929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T3" style:family="text">
      <style:text-properties style:use-window-font-color="true" loext:opacity="0%" fo:font-size="12pt" officeooo:rsid="0016d929" style:font-name-asian="Times New Roman" style:font-size-asian="12pt" style:language-asian="zh" style:country-asian="CN" style:font-size-complex="12pt" style:language-complex="ar" style:country-complex="SA"/>
    </style:style>
    <style:style style:name="T4" style:family="text">
      <style:text-properties officeooo:rsid="00145293"/>
    </style:style>
    <style:style style:name="T5" style:family="text">
      <style:text-properties officeooo:rsid="001645ab"/>
    </style:style>
    <style:style style:name="T6" style:family="text">
      <style:text-properties officeooo:rsid="0016d9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Lfd. Nr. : 1</text:p>
            <text:p text:style-name="P2"/>
          </table:table-cell>
          <table:table-cell table:style-name="Tabelle1.B1" office:value-type="string">
            <text:p text:style-name="P8">Protokoll</text:p>
          </table:table-cell>
          <table:table-cell table:style-name="Tabelle1.C1" office:value-type="string">
            <text:p text:style-name="P9">Bemer</text:p>
            <text:p text:style-name="P9">kungen: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3">Arbeitsgruppe:</text:p>
            <text:p text:style-name="P3"/>
            <text:p text:style-name="P3"/>
            <text:p text:style-name="P3">Gruppenthema:</text:p>
          </table:table-cell>
          <table:table-cell table:style-name="Tabelle2.A1" office:value-type="string">
            <text:p text:style-name="P3">Florian Auschra, Dennis Anhalt und Kevin Speckmann.</text:p>
            <text:p text:style-name="P3"/>
            <text:p text:style-name="P3">Mehrspieler LED-Rennspielinstallation in Arduino-C auf ESP32 Mikrocontrollerboard mit 3D Druck Streckenelementen und Controllern, sowie OLED Infotafel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eit / Ort: </text:p>
            <text:p text:style-name="P3"/>
            <text:p text:style-name="P3">Anwesende: </text:p>
          </table:table-cell>
          <table:table-cell table:style-name="Tabelle2.A1" office:value-type="string">
            <text:p text:style-name="P3"><text:span text:style-name="T3">10</text:span>:00 bis 15:00 Online </text:p>
            <text:p text:style-name="P3"/>
            <text:p text:style-name="P3">Florian Auschra, Dennis Anhalt und Kevin Speckman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iel(e) der Sitzung?</text:p>
          </table:table-cell>
          <table:table-cell table:style-name="Tabelle2.A1" office:value-type="string">
            <text:p text:style-name="Standard"><text:span text:style-name="T1">- </text:span><text:span text:style-name="T2">Menüs weiter ausarbeiten für zb. Rundenanzeige</text:span></text:p>
            <text:p text:style-name="P10">- <text:span text:style-name="T6">Mehr 3D Druck</text:span></text:p>
            <text:p text:style-name="P10">- <text:span text:style-name="T6">Physiksystem zuende bauen</text:span></text:p>
            <text:p text:style-name="P10"/>
            <text:p text:style-name="Standard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1. Verlauf</text:p>
          </table:table-cell>
          <table:table-cell table:style-name="Tabelle2.A1" office:value-type="string">
            <text:p text:style-name="P6">Was wurde besprochen?</text:p>
            <text:p text:style-name="P10">- <text:span text:style-name="T6">Physiksystem</text:span></text:p>
            <text:p text:style-name="P10">- <text:span text:style-name="T6">3D Druck</text:span></text:p>
            <text:p text:style-name="P11">- <text:span text:style-name="T6">Menü</text:span></text:p>
            <text:p text:style-name="P6"/>
            <text:p text:style-name="P13">Leider gab es heute große technische Probleme, die es zu beheben galt.</text:p>
            <text:p text:style-name="P13">Behebung war erfolgreich, defekte Hardware wurde getauscht</text:p>
          </table:table-cell>
          <table:table-cell table:style-name="Tabelle2.C1" office:value-type="string">
            <text:p text:style-name="P7"/>
          </table:table-cell>
        </table:table-row>
        <table:table-row table:style-name="Tabelle2.1">
          <table:table-cell table:style-name="Tabelle2.A1" office:value-type="string">
            <text:p text:style-name="P3">2. Ergebnisse</text:p>
          </table:table-cell>
          <table:table-cell table:style-name="Tabelle2.A1" office:value-type="string">
            <text:p text:style-name="P3">- <text:span text:style-name="T6">Bug fixing Spiellogik</text:span></text:p>
            <text:p text:style-name="P3">- <text:span text:style-name="T6">Physiksystem starke Verbesserungen</text:span></text:p>
            <text:p text:style-name="P3">- <text:span text:style-name="T6">Defekte Hardware getauscht</text:span></text:p>
            <text:p text:style-name="P3"/>
            <text:p text:style-name="P6">Welche Fragen blieben ungeklärt?</text:p>
            <text:p text:style-name="P5">Zusammenführung Spiel und Menü</text:p>
            <text:p text:style-name="P3"/>
            <text:p text:style-name="P3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3. Weiterarbeit</text:p>
          </table:table-cell>
          <table:table-cell table:style-name="Tabelle2.A1" office:value-type="string">
            <text:p text:style-name="P3">Weitere Aufgaben? Absichten und Ziele?</text:p>
            <text:p text:style-name="P3">3D Druck <text:span text:style-name="T4">Schraubsystem</text:span></text:p>
            <text:p text:style-name="P3">Physik bei Hügeln <text:span text:style-name="T4">verfeinern</text:span> usw.</text:p>
            <text:p text:style-name="P3">Balancing Spieler Geschwindigkeit</text:p>
            <text:p text:style-name="P5">Zusammenführung Spiel und Menü</text:p>
            <text:p text:style-name="P16">2 Spieler Modus</text:p>
            <text:p text:style-name="P3"/>
            <text:p text:style-name="P3"><text:soft-page-break/></text:p>
            <text:p text:style-name="P3"/>
            <text:p text:style-name="P3">Wer übernimmt welche Aufgaben? </text:p>
            <text:p text:style-name="P3">Florian Auschra = 3D-Modelle</text:p>
            <text:p text:style-name="P3">Dennis Anhalt = Displays/Pixelart</text:p>
            <text:p text:style-name="P3">Kevin Speckmann = LED-Streifen ansteuern</text:p>
            <text:p text:style-name="P3"><text:line-break/>Bis wann sind diese zu erledigen?</text:p>
            <text:p text:style-name="P3">Siehe Terminplan</text:p>
            <text:p text:style-name="P3"/>
            <text:p text:style-name="P3">Nächste Arbeitssitzung?</text:p>
            <text:p text:style-name="P3"><text:span text:style-name="T5">2</text:span><text:span text:style-name="T6">1</text:span>.01.2021</text:p>
            <text:p text:style-name="P3"/>
          </table:table-cell>
          <table:table-cell table:style-name="Tabelle2.C1" office:value-type="string">
            <text:p text:style-name="P4"/>
          </table:table-cell>
        </table:table-row>
      </table:table>
      <text:p text:style-name="Standard"/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3">Oldenburg, den</text:p>
            <text:p text:style-name="P3"><text:span text:style-name="T6">20</text:span>.1.2021</text:p>
          </table:table-cell>
          <table:table-cell table:style-name="Tabelle3.A1" office:value-type="string">
            <text:p text:style-name="P3">Protokollant/in <text:s text:c="5"/></text:p>
            <text:p text:style-name="P3"><text:span text:style-name="T3">Kevin</text:span> Auschra</text:p>
          </table:table-cell>
          <table:table-cell table:style-name="Tabelle3.C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fd</dc:title>
    <meta:initial-creator>qqq</meta:initial-creator>
    <meta:creation-date>2020-09-28T12:52:00</meta:creation-date>
    <dc:date>2021-01-20T14:33:48.251000000</dc:date>
    <meta:print-date>1995-11-21T17:41:00</meta:print-date>
    <meta:editing-cycles>14</meta:editing-cycles>
    <meta:editing-duration>PT52M22S</meta:editing-duration>
    <meta:generator>LibreOffice/7.0.4.2$Windows_X86_64 LibreOffice_project/dcf040e67528d9187c66b2379df5ea4407429775</meta:generator>
    <meta:document-statistic meta:table-count="3" meta:image-count="0" meta:object-count="0" meta:page-count="2" meta:paragraph-count="48" meta:word-count="177" meta:character-count="1279" meta:non-whitespace-character-count="1139"/>
  </office:meta>
</office:document-meta>
</file>